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3.5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738.6pt" svg:height="472.25pt" svg:x="274.45pt" svg:y="61.57pt">
            <loext:p draw:notify-on-update-of-ranges="Sheet1.A2:Sheet1.A25 Sheet1.B1:Sheet1.B1 Sheet1.B2:Sheet1.B25 Sheet1.A2:Sheet1.A25 Sheet1.C1:Sheet1.C1 Sheet1.C2:Sheet1.C2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Elements</text:p>
          </table:table-cell>
          <table:table-cell office:value-type="string" calcext:value-type="string">
            <text:p>non_cilk</text:p>
          </table:table-cell>
          <table:table-cell office:value-type="string" calcext:value-type="string">
            <text:p>cil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2" calcext:value-type="float">
            <text:p>0.002</text:p>
          </table:table-cell>
          <table:table-cell office:value-type="float" office:value="1.057" calcext:value-type="float">
            <text:p>1.05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 office:value-type="float" office:value="1.074" calcext:value-type="float">
            <text:p>1.07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31" calcext:value-type="float">
            <text:p>0.031</text:p>
          </table:table-cell>
          <table:table-cell office:value-type="float" office:value="2.313" calcext:value-type="float">
            <text:p>2.31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33" calcext:value-type="float">
            <text:p>0.033</text:p>
          </table:table-cell>
          <table:table-cell office:value-type="float" office:value="1.267" calcext:value-type="float">
            <text:p>1.26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96" calcext:value-type="float">
            <text:p>0.096</text:p>
          </table:table-cell>
          <table:table-cell office:value-type="float" office:value="21.371" calcext:value-type="float">
            <text:p>21.37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87" calcext:value-type="float">
            <text:p>0.087</text:p>
          </table:table-cell>
          <table:table-cell office:value-type="float" office:value="1.082" calcext:value-type="float">
            <text:p>1.08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158" calcext:value-type="float">
            <text:p>0.158</text:p>
          </table:table-cell>
          <table:table-cell office:value-type="float" office:value="1.903" calcext:value-type="float">
            <text:p>1.90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283" calcext:value-type="float">
            <text:p>0.283</text:p>
          </table:table-cell>
          <table:table-cell office:value-type="float" office:value="0.777" calcext:value-type="float">
            <text:p>0.777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583" calcext:value-type="float">
            <text:p>0.583</text:p>
          </table:table-cell>
          <table:table-cell office:value-type="float" office:value="1.055" calcext:value-type="float">
            <text:p>1.055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.58" calcext:value-type="float">
            <text:p>1.58</text:p>
          </table:table-cell>
          <table:table-cell office:value-type="float" office:value="2.786" calcext:value-type="float">
            <text:p>2.786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2.11" calcext:value-type="float">
            <text:p>2.11</text:p>
          </table:table-cell>
          <table:table-cell office:value-type="float" office:value="2.271" calcext:value-type="float">
            <text:p>2.271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5.736" calcext:value-type="float">
            <text:p>5.736</text:p>
          </table:table-cell>
          <table:table-cell office:value-type="float" office:value="5.78" calcext:value-type="float">
            <text:p>5.78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6.518" calcext:value-type="float">
            <text:p>6.518</text:p>
          </table:table-cell>
          <table:table-cell office:value-type="float" office:value="5.485" calcext:value-type="float">
            <text:p>5.485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11.795" calcext:value-type="float">
            <text:p>11.795</text:p>
          </table:table-cell>
          <table:table-cell office:value-type="float" office:value="10.806" calcext:value-type="float">
            <text:p>10.806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24.647" calcext:value-type="float">
            <text:p>24.647</text:p>
          </table:table-cell>
          <table:table-cell office:value-type="float" office:value="22.279" calcext:value-type="float">
            <text:p>22.279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52.53" calcext:value-type="float">
            <text:p>52.53</text:p>
          </table:table-cell>
          <table:table-cell office:value-type="float" office:value="47.36" calcext:value-type="float">
            <text:p>47.36</text:p>
          </table:table-cell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98.562" calcext:value-type="float">
            <text:p>98.562</text:p>
          </table:table-cell>
          <table:table-cell office:value-type="float" office:value="90.584" calcext:value-type="float">
            <text:p>90.584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204.943" calcext:value-type="float">
            <text:p>204.943</text:p>
          </table:table-cell>
          <table:table-cell office:value-type="float" office:value="178.05" calcext:value-type="float">
            <text:p>178.05</text:p>
          </table:table-cell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421.962" calcext:value-type="float">
            <text:p>421.962</text:p>
          </table:table-cell>
          <table:table-cell office:value-type="float" office:value="362.229" calcext:value-type="float">
            <text:p>362.229</text:p>
          </table:table-cell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880.786" calcext:value-type="float">
            <text:p>880.786</text:p>
          </table:table-cell>
          <table:table-cell office:value-type="float" office:value="781.528" calcext:value-type="float">
            <text:p>781.528</text:p>
          </table:table-cell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1837.75" calcext:value-type="float">
            <text:p>1837.75</text:p>
          </table:table-cell>
          <table:table-cell office:value-type="float" office:value="1611.87" calcext:value-type="float">
            <text:p>1611.87</text:p>
          </table:table-cell>
        </table:table-row>
        <table:table-row table:style-name="ro1">
          <table:table-cell office:value-type="float" office:value="2097152" calcext:value-type="float">
            <text:p>2097152</text:p>
          </table:table-cell>
          <table:table-cell office:value-type="float" office:value="3924.81" calcext:value-type="float">
            <text:p>3924.81</text:p>
          </table:table-cell>
          <table:table-cell office:value-type="float" office:value="3303.67" calcext:value-type="float">
            <text:p>3303.67</text:p>
          </table:table-cell>
        </table:table-row>
        <table:table-row table:style-name="ro1">
          <table:table-cell office:value-type="float" office:value="4194304" calcext:value-type="float">
            <text:p>4194304</text:p>
          </table:table-cell>
          <table:table-cell office:value-type="float" office:value="8062.96" calcext:value-type="float">
            <text:p>8062.96</text:p>
          </table:table-cell>
          <table:table-cell office:value-type="float" office:value="6903.37" calcext:value-type="float">
            <text:p>6903.37</text:p>
          </table:table-cell>
        </table:table-row>
        <table:table-row table:style-name="ro1">
          <table:table-cell office:value-type="float" office:value="8388608" calcext:value-type="float">
            <text:p>8388608</text:p>
          </table:table-cell>
          <table:table-cell office:value-type="float" office:value="16814" calcext:value-type="float">
            <text:p>16814</text:p>
          </table:table-cell>
          <table:table-cell office:value-type="float" office:value="14289.4" calcext:value-type="float">
            <text:p>14289.4</text:p>
          </table:table-cell>
        </table:table-row>
      </table:table>
      <table:table table:name="Sheet2" table:style-name="ta1">
        <table:shapes>
          <draw:frame draw:z-index="0" draw:style-name="gr1" draw:text-style-name="P1" svg:width="453.51pt" svg:height="255.09pt" svg:x="332.39pt" svg:y="2.83pt">
            <loext:p draw:notify-on-update-of-ranges="Sheet2.A1:Sheet2.A1 Sheet2.A2:Sheet2.A25 Sheet2.C1:Sheet2.C1 Sheet2.C2:Sheet2.C25 Sheet2.A1:Sheet2.A1 Sheet2.A2:Sheet2.A25 Sheet2.B1:Sheet2.B1 Sheet2.B2:Sheet2.B25 Sheet2.A1:Sheet2.A1 Sheet2.A2:Sheet2.A25 Sheet2.E1:Sheet2.E1 Sheet2.E2:Sheet2.E25 Sheet2.A1:Sheet2.A1 Sheet2.A2:Sheet2.A25 Sheet2.D1:Sheet2.D1 Sheet2.D2:Sheet2.D25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/>
          <table:table-cell office:value-type="string" calcext:value-type="string">
            <text:p>Recursive Cilk</text:p>
          </table:table-cell>
          <table:table-cell office:value-type="string" calcext:value-type="string">
            <text:p>Recursive</text:p>
          </table:table-cell>
          <table:table-cell office:value-type="string" calcext:value-type="string">
            <text:p>Iterative Cilk</text:p>
          </table:table-cell>
          <table:table-cell office:value-type="string" calcext:value-type="string">
            <text:p>Iterativ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96" calcext:value-type="float">
            <text:p>0.96</text:p>
          </table:table-cell>
          <table:table-cell office:value-type="float" office:value="0.002" calcext:value-type="float">
            <text:p>0.002</text:p>
          </table:table-cell>
          <table:table-cell office:value-type="float" office:value="0.042" calcext:value-type="float">
            <text:p>0.042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558" calcext:value-type="float">
            <text:p>0.558</text:p>
          </table:table-cell>
          <table:table-cell office:value-type="float" office:value="0.003" calcext:value-type="float">
            <text:p>0.003</text:p>
          </table:table-cell>
          <table:table-cell office:value-type="float" office:value="0.078" calcext:value-type="float">
            <text:p>0.078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191" calcext:value-type="float">
            <text:p>0.191</text:p>
          </table:table-cell>
          <table:table-cell office:value-type="float" office:value="0.003" calcext:value-type="float">
            <text:p>0.003</text:p>
          </table:table-cell>
          <table:table-cell office:value-type="float" office:value="0.015" calcext:value-type="float">
            <text:p>0.015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169" calcext:value-type="float">
            <text:p>0.169</text:p>
          </table:table-cell>
          <table:table-cell office:value-type="float" office:value="0.005" calcext:value-type="float">
            <text:p>0.005</text:p>
          </table:table-cell>
          <table:table-cell office:value-type="float" office:value="0.012" calcext:value-type="float">
            <text:p>0.012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193" calcext:value-type="float">
            <text:p>0.193</text:p>
          </table:table-cell>
          <table:table-cell office:value-type="float" office:value="0.013" calcext:value-type="float">
            <text:p>0.013</text:p>
          </table:table-cell>
          <table:table-cell office:value-type="float" office:value="0.014" calcext:value-type="float">
            <text:p>0.014</text:p>
          </table:table-cell>
          <table:table-cell office:value-type="float" office:value="0.007" calcext:value-type="float">
            <text:p>0.00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223" calcext:value-type="float">
            <text:p>0.223</text:p>
          </table:table-cell>
          <table:table-cell office:value-type="float" office:value="0.028" calcext:value-type="float">
            <text:p>0.028</text:p>
          </table:table-cell>
          <table:table-cell office:value-type="float" office:value="0.035" calcext:value-type="float">
            <text:p>0.035</text:p>
          </table:table-cell>
          <table:table-cell office:value-type="float" office:value="0.013" calcext:value-type="float">
            <text:p>0.01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341" calcext:value-type="float">
            <text:p>0.341</text:p>
          </table:table-cell>
          <table:table-cell table:number-columns-repeated="2" office:value-type="float" office:value="0.062" calcext:value-type="float">
            <text:p>0.062</text:p>
          </table:table-cell>
          <table:table-cell office:value-type="float" office:value="0.024" calcext:value-type="float">
            <text:p>0.02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312" calcext:value-type="float">
            <text:p>0.312</text:p>
          </table:table-cell>
          <table:table-cell office:value-type="float" office:value="0.13" calcext:value-type="float">
            <text:p>0.13</text:p>
          </table:table-cell>
          <table:table-cell office:value-type="float" office:value="0.119" calcext:value-type="float">
            <text:p>0.119</text:p>
          </table:table-cell>
          <table:table-cell office:value-type="float" office:value="0.046" calcext:value-type="float">
            <text:p>0.046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471" calcext:value-type="float">
            <text:p>0.471</text:p>
          </table:table-cell>
          <table:table-cell office:value-type="float" office:value="0.313" calcext:value-type="float">
            <text:p>0.313</text:p>
          </table:table-cell>
          <table:table-cell office:value-type="float" office:value="0.131" calcext:value-type="float">
            <text:p>0.131</text:p>
          </table:table-cell>
          <table:table-cell office:value-type="float" office:value="0.095" calcext:value-type="float">
            <text:p>0.095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817" calcext:value-type="float">
            <text:p>0.817</text:p>
          </table:table-cell>
          <table:table-cell office:value-type="float" office:value="1.011" calcext:value-type="float">
            <text:p>1.011</text:p>
          </table:table-cell>
          <table:table-cell office:value-type="float" office:value="0.469" calcext:value-type="float">
            <text:p>0.469</text:p>
          </table:table-cell>
          <table:table-cell office:value-type="float" office:value="0.271" calcext:value-type="float">
            <text:p>0.271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.1" calcext:value-type="float">
            <text:p>1.1</text:p>
          </table:table-cell>
          <table:table-cell office:value-type="float" office:value="1.256" calcext:value-type="float">
            <text:p>1.256</text:p>
          </table:table-cell>
          <table:table-cell office:value-type="float" office:value="0.337" calcext:value-type="float">
            <text:p>0.337</text:p>
          </table:table-cell>
          <table:table-cell office:value-type="float" office:value="0.417" calcext:value-type="float">
            <text:p>0.417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2" calcext:value-type="float">
            <text:p>2</text:p>
          </table:table-cell>
          <table:table-cell office:value-type="float" office:value="2.617" calcext:value-type="float">
            <text:p>2.617</text:p>
          </table:table-cell>
          <table:table-cell office:value-type="float" office:value="0.624" calcext:value-type="float">
            <text:p>0.624</text:p>
          </table:table-cell>
          <table:table-cell office:value-type="float" office:value="0.911" calcext:value-type="float">
            <text:p>0.911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4.043" calcext:value-type="float">
            <text:p>4.043</text:p>
          </table:table-cell>
          <table:table-cell office:value-type="float" office:value="5.559" calcext:value-type="float">
            <text:p>5.559</text:p>
          </table:table-cell>
          <table:table-cell office:value-type="float" office:value="1.664" calcext:value-type="float">
            <text:p>1.664</text:p>
          </table:table-cell>
          <table:table-cell office:value-type="float" office:value="1.993" calcext:value-type="float">
            <text:p>1.993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9.766" calcext:value-type="float">
            <text:p>9.766</text:p>
          </table:table-cell>
          <table:table-cell office:value-type="float" office:value="9.889" calcext:value-type="float">
            <text:p>9.889</text:p>
          </table:table-cell>
          <table:table-cell office:value-type="float" office:value="2.381" calcext:value-type="float">
            <text:p>2.381</text:p>
          </table:table-cell>
          <table:table-cell office:value-type="float" office:value="4.084" calcext:value-type="float">
            <text:p>4.084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21.198" calcext:value-type="float">
            <text:p>21.198</text:p>
          </table:table-cell>
          <table:table-cell office:value-type="float" office:value="24.088" calcext:value-type="float">
            <text:p>24.088</text:p>
          </table:table-cell>
          <table:table-cell office:value-type="float" office:value="4.948" calcext:value-type="float">
            <text:p>4.948</text:p>
          </table:table-cell>
          <table:table-cell office:value-type="float" office:value="7.884" calcext:value-type="float">
            <text:p>7.884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40.131" calcext:value-type="float">
            <text:p>40.131</text:p>
          </table:table-cell>
          <table:table-cell office:value-type="float" office:value="46.038" calcext:value-type="float">
            <text:p>46.038</text:p>
          </table:table-cell>
          <table:table-cell office:value-type="float" office:value="10.338" calcext:value-type="float">
            <text:p>10.338</text:p>
          </table:table-cell>
          <table:table-cell office:value-type="float" office:value="18.562" calcext:value-type="float">
            <text:p>18.562</text:p>
          </table:table-cell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76.53" calcext:value-type="float">
            <text:p>76.53</text:p>
          </table:table-cell>
          <table:table-cell office:value-type="float" office:value="93.011" calcext:value-type="float">
            <text:p>93.011</text:p>
          </table:table-cell>
          <table:table-cell office:value-type="float" office:value="23.406" calcext:value-type="float">
            <text:p>23.406</text:p>
          </table:table-cell>
          <table:table-cell office:value-type="float" office:value="36.157" calcext:value-type="float">
            <text:p>36.157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164.03" calcext:value-type="float">
            <text:p>164.03</text:p>
          </table:table-cell>
          <table:table-cell office:value-type="float" office:value="192.05" calcext:value-type="float">
            <text:p>192.05</text:p>
          </table:table-cell>
          <table:table-cell office:value-type="float" office:value="48.325" calcext:value-type="float">
            <text:p>48.325</text:p>
          </table:table-cell>
          <table:table-cell office:value-type="float" office:value="75.568" calcext:value-type="float">
            <text:p>75.568</text:p>
          </table:table-cell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330.009" calcext:value-type="float">
            <text:p>330.009</text:p>
          </table:table-cell>
          <table:table-cell office:value-type="float" office:value="396.653" calcext:value-type="float">
            <text:p>396.653</text:p>
          </table:table-cell>
          <table:table-cell office:value-type="float" office:value="104.733" calcext:value-type="float">
            <text:p>104.733</text:p>
          </table:table-cell>
          <table:table-cell office:value-type="float" office:value="162.354" calcext:value-type="float">
            <text:p>162.354</text:p>
          </table:table-cell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679.269" calcext:value-type="float">
            <text:p>679.269</text:p>
          </table:table-cell>
          <table:table-cell office:value-type="float" office:value="825.998" calcext:value-type="float">
            <text:p>825.998</text:p>
          </table:table-cell>
          <table:table-cell office:value-type="float" office:value="217.172" calcext:value-type="float">
            <text:p>217.172</text:p>
          </table:table-cell>
          <table:table-cell office:value-type="float" office:value="352.56" calcext:value-type="float">
            <text:p>352.56</text:p>
          </table:table-cell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1424.83" calcext:value-type="float">
            <text:p>1424.83</text:p>
          </table:table-cell>
          <table:table-cell office:value-type="float" office:value="1720.35" calcext:value-type="float">
            <text:p>1720.35</text:p>
          </table:table-cell>
          <table:table-cell office:value-type="float" office:value="447.333" calcext:value-type="float">
            <text:p>447.333</text:p>
          </table:table-cell>
          <table:table-cell office:value-type="float" office:value="730.149" calcext:value-type="float">
            <text:p>730.149</text:p>
          </table:table-cell>
        </table:table-row>
        <table:table-row table:style-name="ro1">
          <table:table-cell office:value-type="float" office:value="2097152" calcext:value-type="float">
            <text:p>2097152</text:p>
          </table:table-cell>
          <table:table-cell office:value-type="float" office:value="3033.51" calcext:value-type="float">
            <text:p>3033.51</text:p>
          </table:table-cell>
          <table:table-cell office:value-type="float" office:value="3586.48" calcext:value-type="float">
            <text:p>3586.48</text:p>
          </table:table-cell>
          <table:table-cell office:value-type="float" office:value="963.942" calcext:value-type="float">
            <text:p>963.942</text:p>
          </table:table-cell>
          <table:table-cell office:value-type="float" office:value="1612.89" calcext:value-type="float">
            <text:p>1612.89</text:p>
          </table:table-cell>
        </table:table-row>
        <table:table-row table:style-name="ro1">
          <table:table-cell office:value-type="float" office:value="4194304" calcext:value-type="float">
            <text:p>4194304</text:p>
          </table:table-cell>
          <table:table-cell office:value-type="float" office:value="6223.93" calcext:value-type="float">
            <text:p>6223.93</text:p>
          </table:table-cell>
          <table:table-cell office:value-type="float" office:value="7482.98" calcext:value-type="float">
            <text:p>7482.98</text:p>
          </table:table-cell>
          <table:table-cell office:value-type="float" office:value="1966.88" calcext:value-type="float">
            <text:p>1966.88</text:p>
          </table:table-cell>
          <table:table-cell office:value-type="float" office:value="3275.93" calcext:value-type="float">
            <text:p>3275.93</text:p>
          </table:table-cell>
        </table:table-row>
        <table:table-row table:style-name="ro1">
          <table:table-cell office:value-type="float" office:value="8388608" calcext:value-type="float">
            <text:p>8388608</text:p>
          </table:table-cell>
          <table:table-cell office:value-type="float" office:value="12855.1" calcext:value-type="float">
            <text:p>12855.1</text:p>
          </table:table-cell>
          <table:table-cell office:value-type="float" office:value="15564.4" calcext:value-type="float">
            <text:p>15564.4</text:p>
          </table:table-cell>
          <table:table-cell office:value-type="float" office:value="4135.79" calcext:value-type="float">
            <text:p>4135.79</text:p>
          </table:table-cell>
          <table:table-cell office:value-type="float" office:value="6943.45" calcext:value-type="float">
            <text:p>6943.4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29">00/00/0000</text:date>, <text:time style:data-style-name="N2" text:time-value="15:32:24.54308568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6T15:03:49.098781480</meta:creation-date>
    <dc:date>2017-07-29T15:35:09.340525015</dc:date>
    <meta:editing-duration>PT10M46S</meta:editing-duration>
    <meta:editing-cycles>2</meta:editing-cycles>
    <meta:generator>LibreOffice/5.1.6.2$Linux_X86_64 LibreOffice_project/10m0$Build-2</meta:generator>
    <meta:document-statistic meta:table-count="2" meta:cell-count="199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6.057cm" svg:height="16.661cm" xlink:href=".." xlink:type="simple" chart:class="chart:scatter" chart:style-name="ch1">
        <chart:title svg:x="10.021cm" svg:y="0.469cm" chart:style-name="ch2">
          <text:p>Itirative FFT: Cilk vs Non-Cilk</text:p>
        </chart:title>
        <chart:legend chart:legend-position="end" svg:x="23.443cm" svg:y="7.782cm" style:legend-expansion="high" chart:style-name="ch3"/>
        <chart:plot-area chart:style-name="ch4" table:cell-range-address="Sheet1.A2:Sheet1.C25 Sheet1.B1:Sheet1.C1" chart:data-source-has-labels="row" svg:x="1.532cm" svg:y="1.581cm" svg:width="21.39cm" svg:height="13.766cm">
          <chartooo:coordinate-region svg:x="2.524cm" svg:y="1.78cm" svg:width="19.563cm" svg:height="12.92cm"/>
          <chart:axis chart:dimension="x" chart:name="primary-x" chart:style-name="ch5">
            <chart:title svg:x="10.212cm" svg:y="15.68cm" chart:style-name="ch6">
              <text:p>Number of Elements in FFT</text:p>
            </chart:title>
          </chart:axis>
          <chart:axis chart:dimension="y" chart:name="primary-y" chart:style-name="ch5">
            <chart:title svg:x="0.451cm" svg:y="10.268cm" chart:style-name="ch7">
              <text:p>Elapsed Time (Seconds)</text:p>
            </chart:title>
            <chart:grid chart:style-name="ch8" chart:class="major"/>
          </chart:axis>
          <chart:series chart:style-name="ch9" chart:values-cell-range-address="Sheet1.B2:Sheet1.B25" chart:label-cell-address="Sheet1.B1:Sheet1.B1" chart:class="chart:scatter">
            <chart:domain table:cell-range-address="Sheet1.A2:Sheet1.A25"/>
            <chart:data-point chart:repeated="24"/>
          </chart:series>
          <chart:series chart:style-name="ch10" chart:values-cell-range-address="Sheet1.C2:Sheet1.C25" chart:label-cell-address="Sheet1.C1:Sheet1.C1" chart:class="chart:scatter">
            <chart:data-point chart:repeated="2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non_cilk</text:p>
                <draw:g>
                  <svg:desc>Sheet1.B1:Sheet1.B1</svg:desc>
                </draw:g>
              </table:table-cell>
              <table:table-cell office:value-type="string">
                <text:p>cilk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2:Sheet1.A25</svg:desc>
                </draw:g>
              </table:table-cell>
              <table:table-cell office:value-type="float" office:value="0.002">
                <text:p>0.002</text:p>
                <draw:g>
                  <svg:desc>Sheet1.B2:Sheet1.B25</svg:desc>
                </draw:g>
              </table:table-cell>
              <table:table-cell office:value-type="float" office:value="1.057">
                <text:p>1.057</text:p>
                <draw:g>
                  <svg:desc>Sheet1.C2:Sheet1.C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01">
                <text:p>0.01</text:p>
              </table:table-cell>
              <table:table-cell office:value-type="float" office:value="1.074">
                <text:p>1.07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.031">
                <text:p>0.031</text:p>
              </table:table-cell>
              <table:table-cell office:value-type="float" office:value="2.313">
                <text:p>2.31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0.033">
                <text:p>0.033</text:p>
              </table:table-cell>
              <table:table-cell office:value-type="float" office:value="1.267">
                <text:p>1.2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0.096">
                <text:p>0.096</text:p>
              </table:table-cell>
              <table:table-cell office:value-type="float" office:value="21.371">
                <text:p>21.37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0.087">
                <text:p>0.087</text:p>
              </table:table-cell>
              <table:table-cell office:value-type="float" office:value="1.082">
                <text:p>1.08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4">
                <text:p>64</text:p>
              </table:table-cell>
              <table:table-cell office:value-type="float" office:value="0.158">
                <text:p>0.158</text:p>
              </table:table-cell>
              <table:table-cell office:value-type="float" office:value="1.903">
                <text:p>1.90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8">
                <text:p>128</text:p>
              </table:table-cell>
              <table:table-cell office:value-type="float" office:value="0.283">
                <text:p>0.283</text:p>
              </table:table-cell>
              <table:table-cell office:value-type="float" office:value="0.777">
                <text:p>0.77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6">
                <text:p>256</text:p>
              </table:table-cell>
              <table:table-cell office:value-type="float" office:value="0.583">
                <text:p>0.583</text:p>
              </table:table-cell>
              <table:table-cell office:value-type="float" office:value="1.055">
                <text:p>1.05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12">
                <text:p>512</text:p>
              </table:table-cell>
              <table:table-cell office:value-type="float" office:value="1.58">
                <text:p>1.58</text:p>
              </table:table-cell>
              <table:table-cell office:value-type="float" office:value="2.786">
                <text:p>2.78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24">
                <text:p>1024</text:p>
              </table:table-cell>
              <table:table-cell office:value-type="float" office:value="2.11">
                <text:p>2.11</text:p>
              </table:table-cell>
              <table:table-cell office:value-type="float" office:value="2.271">
                <text:p>2.27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48">
                <text:p>2048</text:p>
              </table:table-cell>
              <table:table-cell office:value-type="float" office:value="5.736">
                <text:p>5.736</text:p>
              </table:table-cell>
              <table:table-cell office:value-type="float" office:value="5.78">
                <text:p>5.7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096">
                <text:p>4096</text:p>
              </table:table-cell>
              <table:table-cell office:value-type="float" office:value="6.518">
                <text:p>6.518</text:p>
              </table:table-cell>
              <table:table-cell office:value-type="float" office:value="5.485">
                <text:p>5.48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192">
                <text:p>8192</text:p>
              </table:table-cell>
              <table:table-cell office:value-type="float" office:value="11.795">
                <text:p>11.795</text:p>
              </table:table-cell>
              <table:table-cell office:value-type="float" office:value="10.806">
                <text:p>10.80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384">
                <text:p>16384</text:p>
              </table:table-cell>
              <table:table-cell office:value-type="float" office:value="24.647">
                <text:p>24.647</text:p>
              </table:table-cell>
              <table:table-cell office:value-type="float" office:value="22.279">
                <text:p>22.27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2768">
                <text:p>32768</text:p>
              </table:table-cell>
              <table:table-cell office:value-type="float" office:value="52.53">
                <text:p>52.53</text:p>
              </table:table-cell>
              <table:table-cell office:value-type="float" office:value="47.36">
                <text:p>47.3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5536">
                <text:p>65536</text:p>
              </table:table-cell>
              <table:table-cell office:value-type="float" office:value="98.562">
                <text:p>98.562</text:p>
              </table:table-cell>
              <table:table-cell office:value-type="float" office:value="90.584">
                <text:p>90.58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31072">
                <text:p>131072</text:p>
              </table:table-cell>
              <table:table-cell office:value-type="float" office:value="204.943">
                <text:p>204.943</text:p>
              </table:table-cell>
              <table:table-cell office:value-type="float" office:value="178.05">
                <text:p>178.0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62144">
                <text:p>262144</text:p>
              </table:table-cell>
              <table:table-cell office:value-type="float" office:value="421.962">
                <text:p>421.962</text:p>
              </table:table-cell>
              <table:table-cell office:value-type="float" office:value="362.229">
                <text:p>362.22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24288">
                <text:p>524288</text:p>
              </table:table-cell>
              <table:table-cell office:value-type="float" office:value="880.786">
                <text:p>880.786</text:p>
              </table:table-cell>
              <table:table-cell office:value-type="float" office:value="781.528">
                <text:p>781.52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48576">
                <text:p>1048576</text:p>
              </table:table-cell>
              <table:table-cell office:value-type="float" office:value="1837.75">
                <text:p>1837.75</text:p>
              </table:table-cell>
              <table:table-cell office:value-type="float" office:value="1611.87">
                <text:p>1611.8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097152">
                <text:p>2097152</text:p>
              </table:table-cell>
              <table:table-cell office:value-type="float" office:value="3924.81">
                <text:p>3924.81</text:p>
              </table:table-cell>
              <table:table-cell office:value-type="float" office:value="3303.67">
                <text:p>3303.6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194304">
                <text:p>4194304</text:p>
              </table:table-cell>
              <table:table-cell office:value-type="float" office:value="8062.96">
                <text:p>8062.96</text:p>
              </table:table-cell>
              <table:table-cell office:value-type="float" office:value="6903.37">
                <text:p>6903.3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388608">
                <text:p>8388608</text:p>
              </table:table-cell>
              <table:table-cell office:value-type="float" office:value="16814">
                <text:p>16814</text:p>
              </table:table-cell>
              <table:table-cell office:value-type="float" office:value="14289.4">
                <text:p>14289.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0 2 1 4 3" chart:style-name="ch1">
        <chart:legend chart:legend-position="end" svg:x="12.433cm" svg:y="3.454cm" style:legend-expansion="high" chart:style-name="ch2"/>
        <chart:plot-area chart:style-name="ch3" table:cell-range-address="Sheet2.A1:Sheet2.E25" chart:data-source-has-labels="row" svg:x="0.32cm" svg:y="0.18cm" svg:width="11.793cm" svg:height="8.64cm">
          <chartooo:coordinate-region svg:x="1.312cm" svg:y="0.379cm" svg:width="9.873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2.C2:Sheet2.C25" chart:label-cell-address="Sheet2.C1:Sheet2.C1" chart:class="chart:scatter">
            <chart:domain table:cell-range-address="Sheet2.A2:Sheet2.A25"/>
            <chart:data-point chart:repeated="24"/>
          </chart:series>
          <chart:series chart:style-name="ch7" chart:values-cell-range-address="Sheet2.B2:Sheet2.B25" chart:label-cell-address="Sheet2.B1:Sheet2.B1" chart:class="chart:scatter">
            <chart:data-point chart:repeated="24"/>
          </chart:series>
          <chart:series chart:style-name="ch8" chart:values-cell-range-address="Sheet2.E2:Sheet2.E25" chart:label-cell-address="Sheet2.E1:Sheet2.E1" chart:class="chart:scatter">
            <chart:data-point chart:repeated="24"/>
          </chart:series>
          <chart:series chart:style-name="ch9" chart:values-cell-range-address="Sheet2.D2:Sheet2.D25" chart:label-cell-address="Sheet2.D1:Sheet2.D1" chart:class="chart:scatter">
            <chart:data-point chart:repeated="2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Recursive</text:p>
                <draw:g>
                  <svg:desc>Sheet2.C1:Sheet2.C1</svg:desc>
                </draw:g>
              </table:table-cell>
              <table:table-cell office:value-type="string">
                <text:p>Recursive Cilk</text:p>
                <draw:g>
                  <svg:desc>Sheet2.B1:Sheet2.B1</svg:desc>
                </draw:g>
              </table:table-cell>
              <table:table-cell office:value-type="string">
                <text:p>Iterative</text:p>
                <draw:g>
                  <svg:desc>Sheet2.E1:Sheet2.E1</svg:desc>
                </draw:g>
              </table:table-cell>
              <table:table-cell office:value-type="string">
                <text:p>Iterative Cilk</text:p>
                <draw:g>
                  <svg:desc>Sheet2.D1:Sheet2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2.A2:Sheet2.A25</svg:desc>
                </draw:g>
              </table:table-cell>
              <table:table-cell office:value-type="float" office:value="0.002">
                <text:p>0.002</text:p>
                <draw:g>
                  <svg:desc>Sheet2.C2:Sheet2.C25</svg:desc>
                </draw:g>
              </table:table-cell>
              <table:table-cell office:value-type="float" office:value="0.96">
                <text:p>0.96</text:p>
                <draw:g>
                  <svg:desc>Sheet2.B2:Sheet2.B25</svg:desc>
                </draw:g>
              </table:table-cell>
              <table:table-cell office:value-type="float" office:value="0.002">
                <text:p>0.002</text:p>
                <draw:g>
                  <svg:desc>Sheet2.E2:Sheet2.E25</svg:desc>
                </draw:g>
              </table:table-cell>
              <table:table-cell office:value-type="float" office:value="0.042">
                <text:p>0.042</text:p>
                <draw:g>
                  <svg:desc>Sheet2.D2:Sheet2.D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003">
                <text:p>0.003</text:p>
              </table:table-cell>
              <table:table-cell office:value-type="float" office:value="0.558">
                <text:p>0.558</text:p>
              </table:table-cell>
              <table:table-cell office:value-type="float" office:value="0.002">
                <text:p>0.002</text:p>
              </table:table-cell>
              <table:table-cell office:value-type="float" office:value="0.078">
                <text:p>0.07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.003">
                <text:p>0.003</text:p>
              </table:table-cell>
              <table:table-cell office:value-type="float" office:value="0.191">
                <text:p>0.191</text:p>
              </table:table-cell>
              <table:table-cell office:value-type="float" office:value="0.002">
                <text:p>0.002</text:p>
              </table:table-cell>
              <table:table-cell office:value-type="float" office:value="0.015">
                <text:p>0.0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0.005">
                <text:p>0.005</text:p>
              </table:table-cell>
              <table:table-cell office:value-type="float" office:value="0.169">
                <text:p>0.169</text:p>
              </table:table-cell>
              <table:table-cell office:value-type="float" office:value="0.003">
                <text:p>0.003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0.013">
                <text:p>0.013</text:p>
              </table:table-cell>
              <table:table-cell office:value-type="float" office:value="0.193">
                <text:p>0.193</text:p>
              </table:table-cell>
              <table:table-cell office:value-type="float" office:value="0.007">
                <text:p>0.007</text:p>
              </table:table-cell>
              <table:table-cell office:value-type="float" office:value="0.014">
                <text:p>0.01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0.028">
                <text:p>0.028</text:p>
              </table:table-cell>
              <table:table-cell office:value-type="float" office:value="0.223">
                <text:p>0.223</text:p>
              </table:table-cell>
              <table:table-cell office:value-type="float" office:value="0.013">
                <text:p>0.013</text:p>
              </table:table-cell>
              <table:table-cell office:value-type="float" office:value="0.035">
                <text:p>0.03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4">
                <text:p>64</text:p>
              </table:table-cell>
              <table:table-cell office:value-type="float" office:value="0.062">
                <text:p>0.062</text:p>
              </table:table-cell>
              <table:table-cell office:value-type="float" office:value="0.341">
                <text:p>0.341</text:p>
              </table:table-cell>
              <table:table-cell office:value-type="float" office:value="0.024">
                <text:p>0.024</text:p>
              </table:table-cell>
              <table:table-cell office:value-type="float" office:value="0.062">
                <text:p>0.06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8">
                <text:p>128</text:p>
              </table:table-cell>
              <table:table-cell office:value-type="float" office:value="0.13">
                <text:p>0.13</text:p>
              </table:table-cell>
              <table:table-cell office:value-type="float" office:value="0.312">
                <text:p>0.312</text:p>
              </table:table-cell>
              <table:table-cell office:value-type="float" office:value="0.046">
                <text:p>0.046</text:p>
              </table:table-cell>
              <table:table-cell office:value-type="float" office:value="0.119">
                <text:p>0.11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6">
                <text:p>256</text:p>
              </table:table-cell>
              <table:table-cell office:value-type="float" office:value="0.313">
                <text:p>0.313</text:p>
              </table:table-cell>
              <table:table-cell office:value-type="float" office:value="0.471">
                <text:p>0.471</text:p>
              </table:table-cell>
              <table:table-cell office:value-type="float" office:value="0.095">
                <text:p>0.095</text:p>
              </table:table-cell>
              <table:table-cell office:value-type="float" office:value="0.131">
                <text:p>0.13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12">
                <text:p>512</text:p>
              </table:table-cell>
              <table:table-cell office:value-type="float" office:value="1.011">
                <text:p>1.011</text:p>
              </table:table-cell>
              <table:table-cell office:value-type="float" office:value="0.817">
                <text:p>0.817</text:p>
              </table:table-cell>
              <table:table-cell office:value-type="float" office:value="0.271">
                <text:p>0.271</text:p>
              </table:table-cell>
              <table:table-cell office:value-type="float" office:value="0.469">
                <text:p>0.46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24">
                <text:p>1024</text:p>
              </table:table-cell>
              <table:table-cell office:value-type="float" office:value="1.256">
                <text:p>1.256</text:p>
              </table:table-cell>
              <table:table-cell office:value-type="float" office:value="1.1">
                <text:p>1.1</text:p>
              </table:table-cell>
              <table:table-cell office:value-type="float" office:value="0.417">
                <text:p>0.417</text:p>
              </table:table-cell>
              <table:table-cell office:value-type="float" office:value="0.337">
                <text:p>0.33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48">
                <text:p>2048</text:p>
              </table:table-cell>
              <table:table-cell office:value-type="float" office:value="2.617">
                <text:p>2.617</text:p>
              </table:table-cell>
              <table:table-cell office:value-type="float" office:value="2">
                <text:p>2</text:p>
              </table:table-cell>
              <table:table-cell office:value-type="float" office:value="0.911">
                <text:p>0.911</text:p>
              </table:table-cell>
              <table:table-cell office:value-type="float" office:value="0.624">
                <text:p>0.62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096">
                <text:p>4096</text:p>
              </table:table-cell>
              <table:table-cell office:value-type="float" office:value="5.559">
                <text:p>5.559</text:p>
              </table:table-cell>
              <table:table-cell office:value-type="float" office:value="4.043">
                <text:p>4.043</text:p>
              </table:table-cell>
              <table:table-cell office:value-type="float" office:value="1.993">
                <text:p>1.993</text:p>
              </table:table-cell>
              <table:table-cell office:value-type="float" office:value="1.664">
                <text:p>1.66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192">
                <text:p>8192</text:p>
              </table:table-cell>
              <table:table-cell office:value-type="float" office:value="9.889">
                <text:p>9.889</text:p>
              </table:table-cell>
              <table:table-cell office:value-type="float" office:value="9.766">
                <text:p>9.766</text:p>
              </table:table-cell>
              <table:table-cell office:value-type="float" office:value="4.084">
                <text:p>4.084</text:p>
              </table:table-cell>
              <table:table-cell office:value-type="float" office:value="2.381">
                <text:p>2.38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384">
                <text:p>16384</text:p>
              </table:table-cell>
              <table:table-cell office:value-type="float" office:value="24.088">
                <text:p>24.088</text:p>
              </table:table-cell>
              <table:table-cell office:value-type="float" office:value="21.198">
                <text:p>21.198</text:p>
              </table:table-cell>
              <table:table-cell office:value-type="float" office:value="7.884">
                <text:p>7.884</text:p>
              </table:table-cell>
              <table:table-cell office:value-type="float" office:value="4.948">
                <text:p>4.94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2768">
                <text:p>32768</text:p>
              </table:table-cell>
              <table:table-cell office:value-type="float" office:value="46.038">
                <text:p>46.038</text:p>
              </table:table-cell>
              <table:table-cell office:value-type="float" office:value="40.131">
                <text:p>40.131</text:p>
              </table:table-cell>
              <table:table-cell office:value-type="float" office:value="18.562">
                <text:p>18.562</text:p>
              </table:table-cell>
              <table:table-cell office:value-type="float" office:value="10.338">
                <text:p>10.33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5536">
                <text:p>65536</text:p>
              </table:table-cell>
              <table:table-cell office:value-type="float" office:value="93.011">
                <text:p>93.011</text:p>
              </table:table-cell>
              <table:table-cell office:value-type="float" office:value="76.53">
                <text:p>76.53</text:p>
              </table:table-cell>
              <table:table-cell office:value-type="float" office:value="36.157">
                <text:p>36.157</text:p>
              </table:table-cell>
              <table:table-cell office:value-type="float" office:value="23.406">
                <text:p>23.40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31072">
                <text:p>131072</text:p>
              </table:table-cell>
              <table:table-cell office:value-type="float" office:value="192.05">
                <text:p>192.05</text:p>
              </table:table-cell>
              <table:table-cell office:value-type="float" office:value="164.03">
                <text:p>164.03</text:p>
              </table:table-cell>
              <table:table-cell office:value-type="float" office:value="75.568">
                <text:p>75.568</text:p>
              </table:table-cell>
              <table:table-cell office:value-type="float" office:value="48.325">
                <text:p>48.32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62144">
                <text:p>262144</text:p>
              </table:table-cell>
              <table:table-cell office:value-type="float" office:value="396.653">
                <text:p>396.653</text:p>
              </table:table-cell>
              <table:table-cell office:value-type="float" office:value="330.009">
                <text:p>330.009</text:p>
              </table:table-cell>
              <table:table-cell office:value-type="float" office:value="162.354">
                <text:p>162.354</text:p>
              </table:table-cell>
              <table:table-cell office:value-type="float" office:value="104.733">
                <text:p>104.73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24288">
                <text:p>524288</text:p>
              </table:table-cell>
              <table:table-cell office:value-type="float" office:value="825.998">
                <text:p>825.998</text:p>
              </table:table-cell>
              <table:table-cell office:value-type="float" office:value="679.269">
                <text:p>679.269</text:p>
              </table:table-cell>
              <table:table-cell office:value-type="float" office:value="352.56">
                <text:p>352.56</text:p>
              </table:table-cell>
              <table:table-cell office:value-type="float" office:value="217.172">
                <text:p>217.17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48576">
                <text:p>1048576</text:p>
              </table:table-cell>
              <table:table-cell office:value-type="float" office:value="1720.35">
                <text:p>1720.35</text:p>
              </table:table-cell>
              <table:table-cell office:value-type="float" office:value="1424.83">
                <text:p>1424.83</text:p>
              </table:table-cell>
              <table:table-cell office:value-type="float" office:value="730.149">
                <text:p>730.149</text:p>
              </table:table-cell>
              <table:table-cell office:value-type="float" office:value="447.333">
                <text:p>447.33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097152">
                <text:p>2097152</text:p>
              </table:table-cell>
              <table:table-cell office:value-type="float" office:value="3586.48">
                <text:p>3586.48</text:p>
              </table:table-cell>
              <table:table-cell office:value-type="float" office:value="3033.51">
                <text:p>3033.51</text:p>
              </table:table-cell>
              <table:table-cell office:value-type="float" office:value="1612.89">
                <text:p>1612.89</text:p>
              </table:table-cell>
              <table:table-cell office:value-type="float" office:value="963.942">
                <text:p>963.94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194304">
                <text:p>4194304</text:p>
              </table:table-cell>
              <table:table-cell office:value-type="float" office:value="7482.98">
                <text:p>7482.98</text:p>
              </table:table-cell>
              <table:table-cell office:value-type="float" office:value="6223.93">
                <text:p>6223.93</text:p>
              </table:table-cell>
              <table:table-cell office:value-type="float" office:value="3275.93">
                <text:p>3275.93</text:p>
              </table:table-cell>
              <table:table-cell office:value-type="float" office:value="1966.88">
                <text:p>1966.8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388608">
                <text:p>8388608</text:p>
              </table:table-cell>
              <table:table-cell office:value-type="float" office:value="15564.4">
                <text:p>15564.4</text:p>
              </table:table-cell>
              <table:table-cell office:value-type="float" office:value="12855.1">
                <text:p>12855.1</text:p>
              </table:table-cell>
              <table:table-cell office:value-type="float" office:value="6943.45">
                <text:p>6943.45</text:p>
              </table:table-cell>
              <table:table-cell office:value-type="float" office:value="4135.79">
                <text:p>4135.7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